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-asian="文泉驿正黑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blas 文档</text:p>
      <text:p text:style-name="P1">csr :</text:p>
      <text:p text:style-name="P1">int *pb <text:s/>: row start</text:p>
      <text:p text:style-name="P1">int *pe <text:s/>: row end</text:p>
      <text:p text:style-name="P1"/>
      <text:p text:style-name="P1">埃尔米特矩阵</text:p>
      <text:p text:style-name="P1"/>
      <text:p text:style-name="P1">fortran 支持默认参数吗?</text:p>
      <text:p text:style-name="P1">少参数 <text:s/>integer, intent(in), optional <text:s/>?how 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文泉驿正黑" svg:font-family="文泉驿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Tahoma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5:47:50</meta:creation-date>
    <dc:date>2012-08-28T17:12:03</dc:date>
    <meta:editing-duration>PT1H24M21S</meta:editing-duration>
    <meta:editing-cycles>9</meta:editing-cycles>
    <meta:generator>OpenOffice.org/3.4$Linux OpenOffice.org_project/340m1$Build-9590</meta:generator>
    <meta:document-statistic meta:table-count="0" meta:image-count="0" meta:object-count="0" meta:page-count="1" meta:paragraph-count="7" meta:word-count="38" meta:character-count="118"/>
  </office:meta>
</office:document-meta>
</file>